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626in"/>
    </style:style>
    <style:style style:name="co2" style:family="table-column">
      <style:table-column-properties fo:break-before="auto" style:column-width="3.2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4in" svg:height="3.5453in" svg:x="12.0134in" svg:y="1.1398in">
            <draw:object draw:notify-on-update-of-ranges="Sheet1.D2:Sheet1.D10 Sheet1.E2:Sheet1.E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eriv(average(getData("/net010" ?result "tran"))) X</text:p>
          </table:table-cell>
          <table:table-cell office:value-type="string" calcext:value-type="string">
            <text:p>deriv(average(getData("/net010" ?result "tran"))) Y</text:p>
          </table:table-cell>
          <table:table-cell table:number-columns-repeated="3"/>
        </table:table-row>
        <table:table-row table:style-name="ro1">
          <table:table-cell office:value-type="float" office:value="-0.01111111" calcext:value-type="float">
            <text:p>-0.01111111</text:p>
          </table:table-cell>
          <table:table-cell office:value-type="float" office:value="0.383191657516629" calcext:value-type="float">
            <text:p>0.3831916575</text:p>
          </table:table-cell>
          <table:table-cell/>
          <table:table-cell table:formula="of:=[.A2]*250" office:value-type="float" office:value="-2.7777775" calcext:value-type="float">
            <text:p>-2.7777775</text:p>
          </table:table-cell>
          <table:table-cell table:formula="of:=[.B2]/250" office:value-type="float" office:value="0.00153276663006652" calcext:value-type="float">
            <text:p>0.0015327666</text:p>
          </table:table-cell>
        </table:table-row>
        <table:table-row table:style-name="ro1">
          <table:table-cell office:value-type="float" office:value="-0.007222222" calcext:value-type="float">
            <text:p>-0.007222222</text:p>
          </table:table-cell>
          <table:table-cell office:value-type="float" office:value="1.60248800465624" calcext:value-type="float">
            <text:p>1.6024880047</text:p>
          </table:table-cell>
          <table:table-cell/>
          <table:table-cell table:formula="of:=[.A3]*250" office:value-type="float" office:value="-1.8055555" calcext:value-type="float">
            <text:p>-1.8055555</text:p>
          </table:table-cell>
          <table:table-cell table:formula="of:=[.B3]/250" office:value-type="float" office:value="0.00640995201862496" calcext:value-type="float">
            <text:p>0.006409952</text:p>
          </table:table-cell>
        </table:table-row>
        <table:table-row table:style-name="ro1">
          <table:table-cell office:value-type="float" office:value="-0.003333333" calcext:value-type="float">
            <text:p>-0.003333333</text:p>
          </table:table-cell>
          <table:table-cell office:value-type="float" office:value="16.7039713033336" calcext:value-type="float">
            <text:p>16.7039713033</text:p>
          </table:table-cell>
          <table:table-cell/>
          <table:table-cell table:formula="of:=[.A4]*250" office:value-type="float" office:value="-0.83333325" calcext:value-type="float">
            <text:p>-0.83333325</text:p>
          </table:table-cell>
          <table:table-cell table:formula="of:=[.B4]/250" office:value-type="float" office:value="0.0668158852133344" calcext:value-type="float">
            <text:p>0.0668158852</text:p>
          </table:table-cell>
        </table:table-row>
        <table:table-row table:style-name="ro1">
          <table:table-cell office:value-type="float" office:value="0.0005555556" calcext:value-type="float">
            <text:p>0.0005555556</text:p>
          </table:table-cell>
          <table:table-cell office:value-type="float" office:value="73.6485622866475" calcext:value-type="float">
            <text:p>73.6485622866</text:p>
          </table:table-cell>
          <table:table-cell/>
          <table:table-cell table:formula="of:=[.A5]*250" office:value-type="float" office:value="0.1388889" calcext:value-type="float">
            <text:p>0.1388889</text:p>
          </table:table-cell>
          <table:table-cell table:formula="of:=[.B5]/250" office:value-type="float" office:value="0.29459424914659" calcext:value-type="float">
            <text:p>0.2945942491</text:p>
          </table:table-cell>
        </table:table-row>
        <table:table-row table:style-name="ro1">
          <table:table-cell office:value-type="float" office:value="0.004444444" calcext:value-type="float">
            <text:p>0.004444444</text:p>
          </table:table-cell>
          <table:table-cell office:value-type="float" office:value="117.270984188927" calcext:value-type="float">
            <text:p>117.2709841889</text:p>
          </table:table-cell>
          <table:table-cell/>
          <table:table-cell table:formula="of:=[.A6]*250" office:value-type="float" office:value="1.111111" calcext:value-type="float">
            <text:p>1.111111</text:p>
          </table:table-cell>
          <table:table-cell table:formula="of:=[.B6]/250" office:value-type="float" office:value="0.469083936755707" calcext:value-type="float">
            <text:p>0.4690839368</text:p>
          </table:table-cell>
        </table:table-row>
        <table:table-row table:style-name="ro1">
          <table:table-cell office:value-type="float" office:value="0.008333333" calcext:value-type="float">
            <text:p>0.008333333</text:p>
          </table:table-cell>
          <table:table-cell office:value-type="float" office:value="40.5646301300674" calcext:value-type="float">
            <text:p>40.5646301301</text:p>
          </table:table-cell>
          <table:table-cell/>
          <table:table-cell table:formula="of:=[.A7]*250" office:value-type="float" office:value="2.08333325" calcext:value-type="float">
            <text:p>2.08333325</text:p>
          </table:table-cell>
          <table:table-cell table:formula="of:=[.B7]/250" office:value-type="float" office:value="0.16225852052027" calcext:value-type="float">
            <text:p>0.1622585205</text:p>
          </table:table-cell>
        </table:table-row>
        <table:table-row table:style-name="ro1">
          <table:table-cell office:value-type="float" office:value="0.01222222" calcext:value-type="float">
            <text:p>0.01222222</text:p>
          </table:table-cell>
          <table:table-cell office:value-type="float" office:value="6.02967969882701" calcext:value-type="float">
            <text:p>6.0296796988</text:p>
          </table:table-cell>
          <table:table-cell/>
          <table:table-cell table:formula="of:=[.A8]*250" office:value-type="float" office:value="3.055555" calcext:value-type="float">
            <text:p>3.055555</text:p>
          </table:table-cell>
          <table:table-cell table:formula="of:=[.B8]/250" office:value-type="float" office:value="0.024118718795308" calcext:value-type="float">
            <text:p>0.0241187188</text:p>
          </table:table-cell>
        </table:table-row>
        <table:table-row table:style-name="ro1">
          <table:table-cell office:value-type="float" office:value="0.01611111" calcext:value-type="float">
            <text:p>0.01611111</text:p>
          </table:table-cell>
          <table:table-cell office:value-type="float" office:value="0.404743821957966" calcext:value-type="float">
            <text:p>0.404743822</text:p>
          </table:table-cell>
          <table:table-cell/>
          <table:table-cell table:formula="of:=[.A9]*250" office:value-type="float" office:value="4.0277775" calcext:value-type="float">
            <text:p>4.0277775</text:p>
          </table:table-cell>
          <table:table-cell table:formula="of:=[.B9]/250" office:value-type="float" office:value="0.00161897528783186" calcext:value-type="float">
            <text:p>0.001618975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0810881901016799" calcext:value-type="float">
            <text:p>0.0008108819</text:p>
          </table:table-cell>
          <table:table-cell/>
          <table:table-cell table:formula="of:=[.A10]*250" office:value-type="float" office:value="5" calcext:value-type="float">
            <text:p>5</text:p>
          </table:table-cell>
          <table:table-cell table:formula="of:=[.B10]/250" office:value-type="float" office:value="0.0000032435276040672" calcext:value-type="float">
            <text:p>3.2435276040672E-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15:46:15.963265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1T15:49:56.372208789</dc:date>
    <dc:creator>Carsten Bruns</dc:creator>
    <meta:generator>LibreOffice/4.2.8.2$Linux_X86_64 LibreOffice_project/420$Build-2</meta:generator>
    <meta:editing-duration>PT2M51S</meta:editing-duration>
    <meta:editing-cycles>3</meta:editing-cycles>
    <meta:document-statistic meta:table-count="1" meta:cell-count="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title svg:x="4.873cm" svg:y="0.316cm" chart:style-name="ch2">
          <text:p>PDF of a single receiver slice</text:p>
        </chart:title>
        <chart:plot-area chart:style-name="ch3" table:cell-range-address="Sheet1.D2:Sheet1.E10" svg:x="0.319cm" svg:y="1.275cm" svg:width="15.361cm" svg:height="6.57cm">
          <chartooo:coordinate-region svg:x="0.491cm" svg:y="1.474cm" svg:width="15.082cm" svg:height="5.724cm"/>
          <chart:axis chart:dimension="x" chart:name="primary-x" chart:style-name="ch4">
            <chart:title svg:x="7.333cm" svg:y="8.025cm" chart:style-name="ch5">
              <text:p>Vin [mV]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2:Sheet1.E10" chart:class="chart:scatter">
            <chart:domain table:cell-range-address="Sheet1.D2:Sheet1.D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7777775">
                <text:p>-2.7777775</text:p>
                <draw:g>
                  <svg:desc>Sheet1.D2:Sheet1.D10</svg:desc>
                </draw:g>
              </table:table-cell>
              <table:table-cell office:value-type="float" office:value="0.00153276663006652">
                <text:p>0.00153276663006652</text:p>
                <draw:g>
                  <svg:desc>Sheet1.E2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8055555">
                <text:p>-1.8055555</text:p>
              </table:table-cell>
              <table:table-cell office:value-type="float" office:value="0.00640995201862496">
                <text:p>0.00640995201862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3333325">
                <text:p>-0.83333325</text:p>
              </table:table-cell>
              <table:table-cell office:value-type="float" office:value="0.0668158852133344">
                <text:p>0.0668158852133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88889">
                <text:p>0.1388889</text:p>
              </table:table-cell>
              <table:table-cell office:value-type="float" office:value="0.29459424914659">
                <text:p>0.294594249146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11111">
                <text:p>1.111111</text:p>
              </table:table-cell>
              <table:table-cell office:value-type="float" office:value="0.469083936755707">
                <text:p>0.469083936755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8333325">
                <text:p>2.08333325</text:p>
              </table:table-cell>
              <table:table-cell office:value-type="float" office:value="0.16225852052027">
                <text:p>0.162258520520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55555">
                <text:p>3.055555</text:p>
              </table:table-cell>
              <table:table-cell office:value-type="float" office:value="0.024118718795308">
                <text:p>0.0241187187953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0277775">
                <text:p>4.0277775</text:p>
              </table:table-cell>
              <table:table-cell office:value-type="float" office:value="0.00161897528783186">
                <text:p>0.001618975287831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000032435276040672">
                <text:p>0.00000324352760406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